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 New Roman1" svg:font-family="'Times New Roman'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adornments="obyčejné" style:font-family-generic="roman" style:font-pitch="variable"/>
    <style:font-face style:name="Arial" svg:font-family="Arial" style:font-adornments="obyčejné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lavička">
      <style:text-properties officeooo:rsid="0015aa7a" officeooo:paragraph-rsid="0015aa7a"/>
    </style:style>
    <style:style style:name="P2" style:family="paragraph" style:parent-style-name="Hlavička">
      <style:text-properties officeooo:rsid="0017553d" officeooo:paragraph-rsid="0017553d"/>
    </style:style>
    <style:style style:name="P3" style:family="paragraph" style:parent-style-name="Heading_20_1">
      <style:text-properties fo:font-variant="normal" fo:text-transform="none" fo:color="#e9ddcd" style:font-name="Times New Roman1" fo:letter-spacing="normal" fo:font-style="normal" officeooo:rsid="0017553d" officeooo:paragraph-rsid="0017553d"/>
    </style:style>
    <style:style style:name="P4" style:family="paragraph" style:parent-style-name="Heading_20_1">
      <style:paragraph-properties fo:margin-left="0in" fo:margin-right="0in" fo:orphans="2" fo:widows="2" fo:text-indent="0in" style:auto-text-indent="false"/>
      <style:text-properties fo:font-variant="normal" fo:text-transform="none" fo:color="#e9ddcd" style:font-name="Times New Roman1" fo:letter-spacing="normal" fo:font-style="normal"/>
    </style:style>
    <style:style style:name="P5" style:family="paragraph" style:parent-style-name="Text_20_body" style:list-style-name="L4">
      <style:paragraph-properties fo:orphans="2" fo:widows="2"/>
      <style:text-properties fo:font-variant="normal" fo:text-transform="none" fo:color="#000000" style:font-name="Times New Roman1" fo:font-size="14pt" fo:letter-spacing="normal" fo:font-style="normal" fo:font-weight="normal" officeooo:paragraph-rsid="001a6890"/>
    </style:style>
    <style:style style:name="P6" style:family="paragraph" style:parent-style-name="Text_20_body" style:list-style-name="L5">
      <style:paragraph-properties fo:orphans="2" fo:widows="2"/>
      <style:text-properties fo:font-variant="normal" fo:text-transform="none" fo:color="#000000" style:font-name="Times New Roman1" fo:font-size="14pt" fo:letter-spacing="normal" fo:font-style="normal" fo:font-weight="normal"/>
    </style:style>
    <style:style style:name="P7" style:family="paragraph" style:parent-style-name="Text_20_body" style:list-style-name="L6">
      <style:paragraph-properties fo:orphans="2" fo:widows="2"/>
    </style:style>
    <style:style style:name="P8" style:family="paragraph" style:parent-style-name="Text_20_body" style:list-style-name="L4">
      <style:paragraph-properties fo:margin-top="0in" fo:margin-bottom="0in" loext:contextual-spacing="false" fo:orphans="2" fo:widows="2"/>
      <style:text-properties fo:font-variant="normal" fo:text-transform="none" fo:color="#000000" style:font-name="Times New Roman1" fo:font-size="14pt" fo:letter-spacing="normal" fo:font-style="normal" fo:font-weight="normal"/>
    </style:style>
    <style:style style:name="P9" style:family="paragraph" style:parent-style-name="Text_20_body" style:list-style-name="L5">
      <style:paragraph-properties fo:margin-top="0in" fo:margin-bottom="0in" loext:contextual-spacing="false" fo:orphans="2" fo:widows="2"/>
      <style:text-properties fo:font-variant="normal" fo:text-transform="none" fo:color="#000000" style:font-name="Times New Roman1" fo:font-size="14pt" fo:letter-spacing="normal" fo:font-style="normal" fo:font-weight="normal"/>
    </style:style>
    <style:style style:name="P10" style:family="paragraph" style:parent-style-name="Text_20_body" style:list-style-name="L6">
      <style:paragraph-properties fo:margin-top="0in" fo:margin-bottom="0in" loext:contextual-spacing="false" fo:orphans="2" fo:widows="2"/>
      <style:text-properties fo:font-variant="normal" fo:text-transform="none" fo:color="#000000" style:font-name="Times New Roman1" fo:font-size="14pt" fo:letter-spacing="normal" fo:font-style="normal" fo:font-weight="normal"/>
    </style:style>
    <style:style style:name="P11" style:family="paragraph" style:parent-style-name="Text_20_body" style:list-style-name="L4">
      <style:paragraph-properties fo:margin-top="0in" fo:margin-bottom="0in" loext:contextual-spacing="false" fo:orphans="2" fo:widows="2"/>
      <style:text-properties fo:font-variant="normal" fo:text-transform="none" fo:color="#000000" style:font-name="Times New Roman1" fo:font-size="14pt" fo:letter-spacing="normal" fo:font-style="normal" fo:font-weight="normal" officeooo:rsid="001a6890" officeooo:paragraph-rsid="001a6890"/>
    </style:style>
    <style:style style:name="P12" style:family="paragraph" style:parent-style-name="Text_20_body" style:list-style-name="L6">
      <style:paragraph-properties fo:margin-top="0in" fo:margin-bottom="0in" loext:contextual-spacing="false" fo:orphans="2" fo:widows="2"/>
      <style:text-properties fo:font-variant="normal" fo:text-transform="none" fo:color="#000000" style:font-name="Times New Roman1" fo:font-size="14pt" fo:letter-spacing="normal" fo:font-style="normal" fo:font-weight="normal" officeooo:rsid="001a6890" officeooo:paragraph-rsid="001a6890"/>
    </style:style>
    <style:style style:name="P13" style:family="paragraph" style:parent-style-name="Text_20_body" style:list-style-name="L6">
      <style:paragraph-properties fo:margin-top="0in" fo:margin-bottom="0in" loext:contextual-spacing="false" fo:orphans="2" fo:widows="2"/>
      <style:text-properties fo:font-variant="normal" fo:text-transform="none" fo:color="#000000" fo:letter-spacing="normal"/>
    </style:style>
    <style:style style:name="P14" style:family="paragraph" style:parent-style-name="Text_20_body" style:list-style-name="L5">
      <style:paragraph-properties fo:margin-top="0in" fo:margin-bottom="0in" loext:contextual-spacing="false" fo:orphans="2" fo:widows="2"/>
      <style:text-properties fo:font-variant="normal" fo:text-transform="none" fo:color="#c86400" style:font-name="Times New Roman1" fo:font-size="14pt" fo:letter-spacing="normal" fo:font-style="normal" fo:font-weight="normal"/>
    </style:style>
    <style:style style:name="P15" style:family="paragraph" style:parent-style-name="text" style:list-style-name="L1"/>
    <style:style style:name="P16" style:family="paragraph" style:parent-style-name="text" style:list-style-name="L1">
      <style:text-properties officeooo:rsid="0015aa7a" officeooo:paragraph-rsid="0015aa7a"/>
    </style:style>
    <style:style style:name="P17" style:family="paragraph" style:parent-style-name="text" style:list-style-name="L2">
      <style:text-properties officeooo:rsid="0015aa7a" officeooo:paragraph-rsid="0015aa7a"/>
    </style:style>
    <style:style style:name="P18" style:family="paragraph" style:parent-style-name="text" style:list-style-name="L3">
      <style:text-properties officeooo:rsid="0017553d" officeooo:paragraph-rsid="0017553d"/>
    </style:style>
    <style:style style:name="P19" style:family="paragraph" style:parent-style-name="text">
      <style:text-properties officeooo:rsid="0017553d" officeooo:paragraph-rsid="0017553d"/>
    </style:style>
    <style:style style:name="T1" style:family="text">
      <style:text-properties fo:color="#c86400"/>
    </style:style>
    <style:style style:name="T2" style:family="text">
      <style:text-properties fo:color="#c86400" officeooo:rsid="001a6890"/>
    </style:style>
    <style:style style:name="T3" style:family="text">
      <style:text-properties fo:font-style="italic"/>
    </style:style>
    <style:style style:name="T4" style:family="text">
      <style:text-properties style:font-name="Times New Roman1" fo:font-size="14pt" fo:font-style="normal" fo:font-weight="normal"/>
    </style:style>
    <style:style style:name="T5" style:family="text">
      <style:text-properties officeooo:rsid="001a6890"/>
    </style:style>
    <style:style style:name="T6" style:family="text">
      <style:text-properties fo:font-variant="normal" fo:text-transform="none" fo:color="#000000" style:font-name="Times New Roman1" fo:font-size="14pt" fo:letter-spacing="normal" fo:font-style="normal" fo:font-weight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9819in"/>
      </text:list-level-style-bullet>
      <text:list-level-style-bullet text:level="3" text:style-name="Bullet_20_Symbols" style:num-suffix="." text:bullet-char="•">
        <style:list-level-properties text:space-before="1.4728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950435101" text:style-name="L1">
        <text:list-item>
          <text:p text:style-name="P15">… </text:p>
        </text:list-item>
        <text:list-item>
          <text:p text:style-name="P16">1830</text:p>
          <text:list>
            <text:list-item>
              <text:p text:style-name="P16">král uprchl → vznik prozatímní vlády</text:p>
            </text:list-item>
          </text:list>
        </text:list-item>
        <text:list-item>
          <text:p text:style-name="P16">Červencová monarchie (1830-1845)</text:p>
          <text:list>
            <text:list-item>
              <text:p text:style-name="P16">nový politický systém</text:p>
            </text:list-item>
            <text:list-item>
              <text:p text:style-name="P16">30. léta – hospodářská prosperita</text:p>
            </text:list-item>
            <text:list-item>
              <text:p text:style-name="P16">po 1839 – hosp. Krize</text:p>
            </text:list-item>
          </text:list>
        </text:list-item>
      </text:list>
      <text:p text:style-name="Hlavička">Belgie</text:p>
      <text:list xml:id="list134157797357350" text:continue-numbering="true" text:style-name="L1">
        <text:list-item>
          <text:p text:style-name="P16">součástí Nizozemského království</text:p>
          <text:list>
            <text:list-item>
              <text:p text:style-name="P16">Vilém I Oranžský</text:p>
            </text:list-item>
            <text:list-item>
              <text:p text:style-name="P16">centralismus</text:p>
            </text:list-item>
            <text:list-item>
              <text:p text:style-name="P16">holandština</text:p>
            </text:list-item>
            <text:list-item>
              <text:p text:style-name="P16">nábožensky nejednotné</text:p>
            </text:list-item>
            <text:list-item>
              <text:p text:style-name="P16">persekuce belgických politiků</text:p>
            </text:list-item>
            <text:list-item>
              <text:p text:style-name="P16">státní dluh (převážně Holandský)</text:p>
              <text:list>
                <text:list-item>
                  <text:p text:style-name="P16">dluh budou splácet hromadně</text:p>
                </text:list-item>
              </text:list>
            </text:list-item>
          </text:list>
        </text:list-item>
        <text:list-item>
          <text:p text:style-name="P16">=&gt; Belgie nespokojena</text:p>
        </text:list-item>
        <text:list-item>
          <text:p text:style-name="P16">25.8.1830 povstání v Bruselu</text:p>
          <text:list>
            <text:list-item>
              <text:p text:style-name="P16">24. – narozeniny krále – premiera opery s povstáním</text:p>
            </text:list-item>
            <text:list-item>
              <text:p text:style-name="P16">=&gt; povstání =&gt; osamostatnění</text:p>
            </text:list-item>
            <text:list-item>
              <text:p text:style-name="P16">svatá aliance nezakročila (dlouhodobě problematická situace)</text:p>
            </text:list-item>
          </text:list>
        </text:list-item>
        <text:list-item>
          <text:p text:style-name="P16">král Leopold I</text:p>
        </text:list-item>
        <text:list-item>
          <text:p text:style-name="P16">libelární (svobodná) ústava</text:p>
        </text:list-item>
        <text:list-item>
          <text:p text:style-name="P16">věčná neutralita</text:p>
          <text:list>
            <text:list-item>
              <text:p text:style-name="P16">platila řadu desetiletí</text:p>
            </text:list-item>
          </text:list>
        </text:list-item>
      </text:list>
      <text:p text:style-name="P1">Německo</text:p>
      <text:list xml:id="list1567050118" text:style-name="L2">
        <text:list-item>
          <text:p text:style-name="P17">nefungující sněm</text:p>
        </text:list-item>
        <text:list-item>
          <text:p text:style-name="P17">liberální hnutí Mladé Německo (Mladá Evropa)</text:p>
          <text:list>
            <text:list-item>
              <text:p text:style-name="P17">snaha změnit režim</text:p>
            </text:list-item>
          </text:list>
        </text:list-item>
      </text:list>
      <text:p text:style-name="P2">Polsko</text:p>
      <text:list xml:id="list2304921603" text:style-name="L3">
        <text:list-item>
          <text:p text:style-name="P18">revoluce proti Rusku =&gt; sesazaní Mikuláše z trůnu</text:p>
        </text:list-item>
        <text:list-item>
          <text:p text:style-name="P18">vnitřní problémy – zranitelnost</text:p>
        </text:list-item>
        <text:list-item>
          <text:p text:style-name="P18">Rusko přichzí s armádou</text:p>
        </text:list-item>
        <text:list-item>
          <text:p text:style-name="P18">snaha popravit všechny povstalce</text:p>
        </text:list-item>
        <text:list-item>
          <text:p text:style-name="P18">Car nařídil zrušit částečnou autonomii</text:p>
          <text:list>
            <text:list-item>
              <text:p text:style-name="P18">zrušena univerzita</text:p>
            </text:list-item>
            <text:list-item>
              <text:p text:style-name="P18">Ruština</text:p>
            </text:list-item>
            <text:list-item>
              <text:p text:style-name="P18">pronásledování umělců …</text:p>
            </text:list-item>
          </text:list>
        </text:list-item>
        <text:list-item>
          <text:p text:style-name="P18">kulturní ochromení</text:p>
        </text:list-item>
      </text:list>
      <text:p text:style-name="P19"/>
      <text:h text:style-name="P3" text:outline-level="1"><text:soft-page-break/>Velká Británie</text:h>
      <text:list xml:id="list2621910901" text:style-name="L4">
        <text:list-item>
          <text:p text:style-name="P11">Pokrokovější vláda</text:p>
        </text:list-item>
        <text:list-item>
          <text:p text:style-name="P8">30. a 40. léta – politické a sociální otřesy</text:p>
        </text:list-item>
        <text:list-item>
          <text:p text:style-name="P8">hnutí za volební reformu</text:p>
        </text:list-item>
        <text:list-item>
          <text:p text:style-name="P8"><text:span text:style-name="T2">petice: </text:span><text:span text:style-name="T1">Charta lidu</text:span> (1838)</text:p>
          <text:list>
            <text:list-item>
              <text:list>
                <text:list-item>
                  <text:p text:style-name="P8">všeobecné volební právo</text:p>
                </text:list-item>
                <text:list-item>
                  <text:p text:style-name="P8">zrušení majetkového censu pro poslance</text:p>
                  <text:list>
                    <text:list-item>
                      <text:p text:style-name="P11">poslancem mohl být jen opravdu majetný</text:p>
                    </text:list-item>
                  </text:list>
                </text:list-item>
                <text:list-item>
                  <text:p text:style-name="P8">úprava velikosti volebních obvodů</text:p>
                  <text:list>
                    <text:list-item>
                      <text:p text:style-name="P11">už ze středověku</text:p>
                    </text:list-item>
                    <text:list-item>
                      <text:p text:style-name="P11">změna uskupení obyvatelstva (prům. Oblasti)</text:p>
                    </text:list-item>
                  </text:list>
                </text:list-item>
              </text:list>
            </text:list-item>
            <text:list-item>
              <text:p text:style-name="P11">zamítnuto</text:p>
            </text:list-item>
          </text:list>
        </text:list-item>
        <text:list-item>
          <text:p text:style-name="P11">další zamítnuté petice</text:p>
        </text:list-item>
        <text:list-item>
          <text:p text:style-name="P8">40. léta – nová petice s 3 mil. podpisy</text:p>
        </text:list-item>
        <text:list-item>
          <text:p text:style-name="P8">chartismus postupně upadal</text:p>
          <text:list>
            <text:list-item>
              <text:p text:style-name="P11">původně anganžování delníků, řemeslníků …</text:p>
            </text:list-item>
            <text:list-item>
              <text:p text:style-name="P11">větší problém se soc. otázmami</text:p>
              <text:list>
                <text:list-item>
                  <text:p text:style-name="P5"><text:span text:style-name="T5">nejstarší odborové organizace</text:span></text:p>
                  <text:list>
                    <text:list-item>
                      <text:p text:style-name="P5">Trade Unions</text:p>
                    </text:list-item>
                  </text:list>
                </text:list-item>
              </text:list>
            </text:list-item>
          </text:list>
        </text:list-item>
      </text:list>
      <text:h text:style-name="P4" text:outline-level="1">Irové</text:h>
      <text:list xml:id="list1712440980" text:style-name="L5">
        <text:list-item>
          <text:p text:style-name="P9">konec 20. let – zákon o zrovnoprávnění katolíků s protestanty</text:p>
        </text:list-item>
        <text:list-item>
          <text:p text:style-name="P9">boj za autonomii</text:p>
        </text:list-item>
        <text:list-item>
          <text:p text:style-name="P14">Daniel O`Conell</text:p>
        </text:list-item>
        <text:list-item>
          <text:p text:style-name="P9">40. léta – hladomor</text:p>
        </text:list-item>
        <text:list-item>
          <text:p text:style-name="P6">1848 pokus o povstání (<text:span text:style-name="T3">Mladé Irsko)</text:span></text:p>
        </text:list-item>
      </text:list>
      <text:h text:style-name="P4" text:outline-level="1">Východní otázka</text:h>
      <text:list xml:id="list4067020334" text:style-name="L6">
        <text:list-item>
          <text:p text:style-name="P12">Otázka vztahu k Balkánu a Osmanské říši</text:p>
        </text:list-item>
        <text:list-item>
          <text:p text:style-name="P10">Rusko – zájem o kontrolu Černého moře, Bosporu a Dardanel</text:p>
        </text:list-item>
        <text:list-item>
          <text:p text:style-name="P13">„<text:span text:style-name="T4">ochrana pravoslavných“</text:span></text:p>
        </text:list-item>
        <text:list-item>
          <text:p text:style-name="P10">Francie, Velká Británie</text:p>
        </text:list-item>
        <text:list-item>
          <text:p text:style-name="P10">Rakousko – zájem o Podunají</text:p>
        </text:list-item>
        <text:list-item>
          <text:p text:style-name="P7"><text:span text:style-name="T6">rozpory mezi velmocemi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imes New Roman1" svg:font-family="'Times New Roman'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adornments="obyčejné" style:font-family-generic="roman" style:font-pitch="variable"/>
    <style:font-face style:name="Arial" svg:font-family="Arial" style:font-adornments="obyčejné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 style:master-page-name="">
      <style:paragraph-properties fo:text-align="center" style:justify-single-word="false" style:page-number="auto" style:writing-mode="page"/>
      <style:text-properties style:font-name="Arial" fo:font-family="Arial" style:font-style-name="obyčejné" style:font-family-generic="swiss" style:font-pitch="variable" fo:font-size="28pt" fo:font-weight="normal" fo:background-color="transparent" style:font-size-asian="28pt" style:font-weight-asian="bold" style:font-size-complex="28pt" style:font-weight-complex="normal"/>
    </style:style>
    <style:style style:name="Hlavička" style:family="paragraph" style:parent-style-name="Heading" style:next-style-name="Nadpis1" style:master-page-name="">
      <loext:graphic-properties draw:fill="none" draw:fill-color="#729fcf"/>
      <style:paragraph-properties fo:margin-top="0.0783in" fo:margin-bottom="0.0783in" loext:contextual-spacing="true" fo:text-align="center" style:justify-single-word="false" style:page-number="auto" fo:background-color="transparent" style:shadow="none" style:writing-mode="page">
        <style:tab-stops/>
      </style:paragraph-properties>
      <style:text-properties fo:font-variant="small-caps" style:font-name="Times New Roman" fo:font-family="'Times New Roman'" style:font-style-name="obyčejné" style:font-family-generic="roman" style:font-pitch="variable" fo:font-size="36pt" fo:font-weight="bold"/>
    </style:style>
    <style:style style:name="Nadpis1" style:family="paragraph" style:parent-style-name="Hlavička" style:next-style-name="text" style:master-page-name="">
      <style:paragraph-properties fo:margin-top="0.1965in" fo:margin-bottom="0.0783in" loext:contextual-spacing="true" style:page-number="auto" style:shadow="none" style:writing-mode="page"/>
      <style:text-properties fo:text-transform="capitalize" fo:font-size="26pt"/>
    </style:style>
    <style:style style:name="Nadpis2" style:family="paragraph" style:parent-style-name="Nadpis1" style:next-style-name="text" style:master-page-name="">
      <style:paragraph-properties fo:margin-top="0.1374in" fo:margin-bottom="0.0398in" loext:contextual-spacing="true" fo:text-align="start" style:justify-single-word="false" style:page-number="auto" style:writing-mode="page"/>
      <style:text-properties fo:font-variant="normal" fo:text-transform="none" fo:font-size="22pt"/>
    </style:style>
    <style:style style:name="text" style:family="paragraph" style:master-page-name="">
      <loext:graphic-properties draw:fill="none" draw:fill-color="#729fcf"/>
      <style:paragraph-properties style:page-number="auto" fo:background-color="transparent" style:shadow="none" style:writing-mode="page">
        <style:tab-stops/>
      </style:paragraph-properties>
      <style:text-properties style:font-name="Times New Roman" fo:font-family="'Times New Roman'" style:font-style-name="obyčejné" style:font-family-generic="roman" style:font-pitch="variable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SimSun" style:font-family-asian="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3T19:36:35.122000000</meta:creation-date>
    <dc:date>2019-10-02T13:41:57.046027424</dc:date>
    <meta:editing-duration>PT57M43S</meta:editing-duration>
    <meta:editing-cycles>14</meta:editing-cycles>
    <meta:generator>LibreOffice/6.0.6.2$Linux_X86_64 LibreOffice_project/00m0$Build-2</meta:generator>
    <meta:document-statistic meta:table-count="0" meta:image-count="0" meta:object-count="0" meta:page-count="2" meta:paragraph-count="71" meta:word-count="319" meta:character-count="1880" meta:non-whitespace-character-count="1685"/>
  </office:meta>
</office:document-meta>
</file>